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d0cd" officeooo:paragraph-rsid="0009d0c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3cb1a" officeooo:paragraph-rsid="0013cb1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5c2a8" officeooo:paragraph-rsid="0015c2a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d795d" officeooo:paragraph-rsid="001d795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d795d" officeooo:paragraph-rsid="001d795d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d795d" officeooo:paragraph-rsid="001d795d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dd4c4" officeooo:paragraph-rsid="001dd4c4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212bcd" officeooo:paragraph-rsid="00212bc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size="14pt" fo:font-weight="normal" officeooo:rsid="001d795d" officeooo:paragraph-rsid="001d795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normal" officeooo:rsid="001d795d" officeooo:paragraph-rsid="001d795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size="14pt" fo:font-weight="normal" officeooo:rsid="001f748c" officeooo:paragraph-rsid="001f748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4pt" fo:font-weight="normal" officeooo:rsid="001d795d" officeooo:paragraph-rsid="001d795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1d795d" officeooo:paragraph-rsid="001f748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4pt" fo:font-weight="normal" officeooo:rsid="001d795d" officeooo:paragraph-rsid="001f748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218a11" officeooo:paragraph-rsid="00218a1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1dd4c4" officeooo:paragraph-rsid="001f748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9d0cd" officeooo:paragraph-rsid="001dd4c4"/>
    </style:style>
    <style:style style:name="P18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monospace" fo:font-size="14pt" fo:letter-spacing="normal" fo:font-style="normal" fo:font-weight="normal" officeooo:rsid="0015c2a8" officeooo:paragraph-rsid="0015c2a8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margin-top="0cm" fo:margin-bottom="0.499cm" loext:contextual-spacing="false" fo:text-align="start" style:justify-single-word="false" fo:widows="1" fo:padding="0.049cm" fo:border="0.06pt solid #cfcfcf"/>
      <style:text-properties fo:font-variant="normal" fo:text-transform="none" fo:color="#000000" style:font-name="monospace" fo:font-size="14pt" fo:letter-spacing="normal" fo:font-style="normal" fo:font-weight="normal" style:font-size-asian="14pt" style:font-size-complex="14pt"/>
    </style:style>
    <style:style style:name="P20" style:family="paragraph" style:parent-style-name="Preformatted_20_Text">
      <style:paragraph-properties fo:text-align="start" style:justify-single-word="false" fo:widows="1" fo:padding="0.049cm" fo:border="0.06pt solid #cfcfcf"/>
      <style:text-properties fo:font-variant="normal" fo:text-transform="none" fo:color="#000000" fo:letter-spacing="normal" officeooo:paragraph-rsid="00212bcd"/>
    </style:style>
    <style:style style:name="P21" style:family="paragraph" style:parent-style-name="Preformatted_20_Text">
      <style:paragraph-properties fo:text-align="start" style:justify-single-word="false" fo:widows="1" fo:padding="0.049cm" fo:border="0.06pt solid #cfcfcf"/>
      <style:text-properties fo:font-variant="normal" fo:text-transform="none" fo:color="#000000" fo:font-size="14pt" fo:letter-spacing="normal" style:font-size-asian="14pt" style:font-size-complex="14pt"/>
    </style:style>
    <style:style style:name="P22" style:family="paragraph" style:parent-style-name="Preformatted_20_Text">
      <style:paragraph-properties fo:text-align="start" style:justify-single-word="false" fo:widows="1" fo:padding="0.049cm" fo:border="0.06pt solid #cfcfcf"/>
      <style:text-properties fo:font-variant="normal" fo:text-transform="none" fo:color="#000000" style:font-name="monospace" fo:font-size="14pt" fo:letter-spacing="normal" fo:font-style="normal" fo:font-weight="normal" officeooo:rsid="0015c2a8" officeooo:paragraph-rsid="00212bcd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text-align="start" style:justify-single-word="false" fo:widows="1" fo:padding="0.049cm" fo:border="0.06pt solid #cfcfcf"/>
      <style:text-properties fo:font-size="14pt" style:font-size-asian="14pt" style:font-size-complex="14pt"/>
    </style:style>
    <style:style style:name="T1" style:family="text">
      <style:text-properties officeooo:rsid="001d795d"/>
    </style:style>
    <style:style style:name="T2" style:family="text">
      <style:text-properties officeooo:rsid="001dd4c4"/>
    </style:style>
    <style:style style:name="T3" style:family="text">
      <style:text-properties officeooo:rsid="001f748c"/>
    </style:style>
    <style:style style:name="T4" style:family="text">
      <style:text-properties style:font-name="monospace" fo:font-style="normal" fo:font-weight="normal"/>
    </style:style>
    <style:style style:name="T5" style:family="text">
      <style:text-properties style:font-name="monospace" fo:font-size="14pt" fo:font-style="normal" fo:font-weight="normal" style:font-size-asian="14pt" style:font-size-complex="14pt"/>
    </style:style>
    <style:style style:name="T6" style:family="text">
      <style:text-properties officeooo:rsid="00246083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àctica 1<text:span text:style-name="T6">0</text:span></text:p>
      <text:p text:style-name="P1"/>
      <text:p text:style-name="P2">OPTIMITZACIÓ DE BASES DE DADES – <text:span text:style-name="T1">2</text:span></text:p>
      <text:p text:style-name="P2">(<text:span text:style-name="T1">Utilitzar vistes/VIEWS per consultes costoses</text:span>)</text:p>
      <text:p text:style-name="P4">(Utlitzar camps contadors en lloc de counts(*) costosos)</text:p>
      <text:p text:style-name="P3"/>
      <text:p text:style-name="P18"/>
      <text:p text:style-name="P22">CREATE VIEW myview AS</text:p>
      <text:p text:style-name="P20"><text:span text:style-name="T4"><text:tab/></text:span><text:span text:style-name="T5">SELECT city, temp_lo, temp_hi, prcp, date, location</text:span></text:p>
      <text:p text:style-name="P21"><text:s text:c="8"/><text:span text:style-name="T4">FROM weather, cities</text:span></text:p>
      <text:p text:style-name="P21"><text:s text:c="8"/><text:span text:style-name="T4">WHERE city = name;</text:span></text:p>
      <text:p text:style-name="P23"/>
      <text:p text:style-name="P19">SELECT * FROM myview;</text:p>
      <text:p text:style-name="P3"/>
      <text:p text:style-name="P5">1- Comprovar el correcte funcionament de les vistes creades a les pràctiques anteriors:</text:p>
      <text:p text:style-name="P5"><text:tab/>a) View que compta els likes dels posts del usuaris a qui segueix un usuari</text:p>
      <text:p text:style-name="P5"><text:tab/>b) View que compta els comments dels posts del usuaris a qui segueix un usuari</text:p>
      <text:p text:style-name="P5"/>
      <text:p text:style-name="P10">- Comprovar <text:span text:style-name="T3">que la view dóna nous resultat</text:span>s <text:span text:style-name="T3">q</text:span>uan fa un insert a alguna de les taules que intervenen a la consulta.</text:p>
      <text:p text:style-name="P12">Entregar (per cada view):</text:p>
      <text:p text:style-name="P12">1) SELECT DE LA VIEW</text:p>
      <text:p text:style-name="P12">2) INSERTS o UPDATES o DELETES</text:p>
      <text:p text:style-name="P12">3) SELECT DE LA VIEW</text:p>
      <text:p text:style-name="P12"/>
      <text:p text:style-name="P17"/>
      <text:p text:style-name="P6">2- Què és més òptim?</text:p>
      <text:p text:style-name="P9">a) Utlilitzar una view amb els resultat del select amb counts() </text:p>
      <text:p text:style-name="P9">b) Afegir camps contadors a la taula like<text:span text:style-name="T3">s</text:span>?</text:p>
      <text:p text:style-name="P14"><text:tab/><text:span text:style-name="T3">Entregar selects i resultats que demostrim quina opció és més òptima</text:span></text:p>
      <text:p text:style-name="P14"/>
      <text:p text:style-name="P14">3- POSTGRES : CREATE MATERIALIZED VIEW</text:p>
      <text:p text:style-name="P11">Materialized view : les dades de la view es guarden a la caché, és molt similar a una taula i permet consultes molt més ràpides.</text:p>
      <text:p text:style-name="P11">Crea les views per comptar likes i comments a Postgres co a Materialized views</text:p>
      <text:p text:style-name="P9"/>
      <text:p text:style-name="P13"><text:span text:style-name="T3">4</text:span>- QUAN S'ACTUALITZA LA VIEW <text:span text:style-name="T3">MATERIALIZADA</text:span>? : </text:p>
      <text:p text:style-name="P13"/>
      <text:p text:style-name="P16">-Abans de cada select sobre la view i sempre que s'hagin fet inserts o updates o deletes a les taules incloses al SELECT que crea la view?</text:p>
      <text:p text:style-name="P13"/>
      <text:p text:style-name="P13">- <text:span text:style-name="T2">Després de cada insert o update o delete a les taules incloses a la view?</text:span></text:p>
      <text:p text:style-name="P13"/>
      <text:p text:style-name="P15"><text:soft-page-break/>Explica i entrega com ho has comprovat.</text:p>
      <text:p text:style-name="P13"/>
      <text:p text:style-name="P7"><text:span text:style-name="T3">5</text:span>- <text:span text:style-name="T3">MySQL no té Materialized Views, c</text:span>om implementaries a MySQL una materialized view amb taules, procedures i triggers?</text:p>
      <text:p text:style-name="P7"/>
      <text:p text:style-name="P7"/>
      <text:p text:style-name="P8">6- CRATE VIEW WITH CHECK OPTION. Explica per a què serveix i per a quin tipus de views es pot fer serv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23:18:58.707000000</meta:creation-date>
    <dc:date>2017-03-07T19:53:41.127000000</dc:date>
    <meta:editing-duration>PT1H42M8S</meta:editing-duration>
    <meta:editing-cycles>13</meta:editing-cycles>
    <meta:generator>LibreOffice/4.4.4.3$Windows_x86 LibreOffice_project/2c39ebcf046445232b798108aa8a7e7d89552ea8</meta:generator>
    <meta:document-statistic meta:table-count="0" meta:image-count="0" meta:object-count="0" meta:page-count="2" meta:paragraph-count="30" meta:word-count="305" meta:character-count="1708" meta:non-whitespace-character-count="1410"/>
  </office:meta>
</office:document-meta>
</file>